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DejaVu Sans Mono" fo:font-size="24pt" fo:font-weight="bold" officeooo:rsid="001d1039" officeooo:paragraph-rsid="001d1039" style:font-size-asian="24pt" style:font-size-complex="24pt"/>
    </style:style>
    <style:style style:name="P2" style:family="paragraph" style:parent-style-name="Text_20_body">
      <style:paragraph-properties fo:text-align="start" style:justify-single-word="false"/>
      <style:text-properties style:font-name="DejaVu Sans Mono" fo:font-size="11pt" officeooo:rsid="001d1039" officeooo:paragraph-rsid="001d1039" style:font-size-asian="11pt" style:font-size-complex="11pt"/>
    </style:style>
    <style:style style:name="P3" style:family="paragraph" style:parent-style-name="Text_20_body">
      <style:text-properties fo:color="#000000" style:font-name="DejaVu Sans Mono" fo:font-size="11pt" officeooo:rsid="001d1039" officeooo:paragraph-rsid="001e1bf3" style:font-size-asian="11pt" style:font-size-complex="11pt"/>
    </style:style>
    <style:style style:name="P4" style:family="paragraph" style:parent-style-name="Text_20_body">
      <style:text-properties fo:color="#000000" style:font-name="DejaVu Sans Mono" fo:font-size="11pt" officeooo:rsid="001d1039" officeooo:paragraph-rsid="0022b189" style:font-size-asian="11pt" style:font-size-complex="11pt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fo:color="#000000" style:font-name="DejaVu Sans Mono" fo:font-size="11pt" officeooo:rsid="001d1039" style:font-size-asian="11pt" style:font-size-complex="11pt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fo:color="#000000" style:font-name="DejaVu Sans Mono" fo:font-size="11pt" officeooo:rsid="001d1039" officeooo:paragraph-rsid="001e1bf3" style:font-size-asian="11pt" style:font-size-complex="11pt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fo:color="#000000" style:font-name="DejaVu Sans Mono" fo:font-size="11pt" officeooo:rsid="001f9cb4" officeooo:paragraph-rsid="0022b189" style:font-size-asian="11pt" style:font-size-complex="11pt"/>
    </style:style>
    <style:style style:name="P8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000000" style:font-name="DejaVu Sans Mono" fo:font-size="11pt" fo:font-weight="bold" officeooo:rsid="001d1039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000000" style:font-name="DejaVu Sans Mono" fo:font-size="11pt" fo:font-weight="bold" officeooo:rsid="001d1039" officeooo:paragraph-rsid="001d1039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margin-left="1.251cm" fo:margin-right="0cm" fo:text-indent="0cm" style:auto-text-indent="false" fo:break-before="page"/>
      <style:text-properties fo:color="#000000" style:font-name="DejaVu Sans Mono" fo:font-size="24pt" fo:font-weight="bold" officeooo:rsid="0022b189" officeooo:paragraph-rsid="0022b189" style:font-size-asian="24pt" style:font-weight-asian="bold" style:font-size-complex="24pt" style:font-weight-complex="bold"/>
    </style:style>
    <style:style style:name="P11" style:family="paragraph" style:parent-style-name="Text_20_body">
      <style:paragraph-properties fo:margin-left="0cm" fo:margin-right="0cm" fo:margin-top="0cm" fo:margin-bottom="0.046cm" loext:contextual-spacing="false" fo:text-align="start" style:justify-single-word="false" fo:text-indent="0cm" style:auto-text-indent="false"/>
      <style:text-properties fo:color="#000000" style:font-name="DejaVu Sans Mono" fo:font-size="11pt" officeooo:rsid="001d1039" officeooo:paragraph-rsid="001d1039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1bf3" style:font-weight-asian="bold" style:font-weight-complex="bold"/>
    </style:style>
    <style:style style:name="T4" style:family="text">
      <style:text-properties fo:font-weight="bold" officeooo:rsid="001e8191" style:font-weight-asian="bold" style:font-weight-complex="bold"/>
    </style:style>
    <style:style style:name="T5" style:family="text">
      <style:text-properties fo:font-weight="bold" officeooo:rsid="001e8a01" style:font-weight-asian="bold" style:font-weight-complex="bold"/>
    </style:style>
    <style:style style:name="T6" style:family="text">
      <style:text-properties fo:font-weight="bold" officeooo:rsid="001d1039" style:font-weight-asian="bold" style:font-weight-complex="bold"/>
    </style:style>
    <style:style style:name="T7" style:family="text">
      <style:text-properties fo:font-weight="bold" officeooo:rsid="00204b56" style:font-weight-asian="bold" style:font-weight-complex="bold"/>
    </style:style>
    <style:style style:name="T8" style:family="text">
      <style:text-properties fo:font-weight="bold" officeooo:rsid="0020d70e" style:font-weight-asian="bold" style:font-weight-complex="bold"/>
    </style:style>
    <style:style style:name="T9" style:family="text">
      <style:text-properties fo:font-weight="bold" officeooo:rsid="0022b189" style:font-weight-asian="bold" style:font-weight-complex="bold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font-size="11pt" fo:font-weight="normal" officeooo:rsid="0028059f" style:font-size-asian="11pt" style:font-weight-asian="normal" style:font-size-complex="11pt" style:font-weight-complex="normal"/>
    </style:style>
    <style:style style:name="T12" style:family="text">
      <style:text-properties fo:color="#000000"/>
    </style:style>
    <style:style style:name="T13" style:family="text">
      <style:text-properties fo:color="#000000" officeooo:rsid="0028f663"/>
    </style:style>
    <style:style style:name="T14" style:family="text">
      <style:text-properties officeooo:rsid="001e1bf3"/>
    </style:style>
    <style:style style:name="T15" style:family="text">
      <style:text-properties officeooo:rsid="001e8191"/>
    </style:style>
    <style:style style:name="T16" style:family="text">
      <style:text-properties officeooo:rsid="0022b1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gnetised<text:line-break/><text:span text:style-name="T10">Tom Odell </text:span><text:span text:style-name="T11">2016.</text:span></text:p>
      <text:p text:style-name="P2"><text:span text:style-name="T1">Intro </text:span><text:span text:style-name="T12">|G G <text:s text:c="2"/>|A A <text:s/>|hm hm <text:s/>|f#m f#m <text:s/>|x2<text:tab/><text:tab/><text:tab/><text:tab/></text:span><text:span text:style-name="T13">125</text:span></text:p>
      <text:p text:style-name="P11"><text:span text:style-name="T2">Verse 1</text:span> (Gleiche Chords wie Intro)<text:line-break/>See those birds going across the sky<text:line-break/>Three thousand miles they fly<text:line-break/>How do they know which way to go?<text:line-break/>Somehow they always seem to knowm <text:s/><text:line-break/>They say there's mother nature in everything we see <text:s text:c="11"/><text:line-break/>Wish I had a little mother nature in me<text:line-break/> <text:s text:c="20"/>f#m <text:s text:c="13"/>em<text:line-break/>Wish I had a little mother nature in me</text:p>
      <text:p text:style-name="P11"/>
      <text:p text:style-name="P9">Chorus <text:span text:style-name="T15">2</text:span> (Gleiche Chords wie Intro)</text:p>
      <text:p text:style-name="P8">'Cause it's not right, I'm magnetised<text:line-break/>To somebody that don't feel it<text:line-break/>Love paralyzed, she's never gonna need me<text:line-break/>But sure as the world keeps the moon in the sky<text:line-break/> <text:s text:c="7"/>e <text:s text:c="6"/>D <text:s text:c="5"/>A <text:s text:c="4"/>A<text:line-break/>She'll keep me hanging on <text:s text:c="6"/><text:span text:style-name="T14">x2</text:span></text:p>
      <text:p text:style-name="P3"><text:span text:style-name="T14">Verse 2<text:line-break/></text:span>See the couple lying on the bus<text:line-break/>Falling asleep with so much trust<text:line-break/>I wish I had a chance to let them know<text:line-break/>Their love is like a flower in the snow<text:line-break/>If it's just pheromones then that may be<text:line-break/>I wish you had a little pheromones for me<text:line-break/>I wish you had a little pheromones for me</text:p>
      <text:p text:style-name="P6"><text:span text:style-name="T3">Chorus 2 (Erster Teil dynamisch reduziert, ohne Bass)<text:line-break/></text:span><text:span text:style-name="T2">'Cause it's not right, I'm magnetised<text:line-break/>To somebody that don't feel it<text:line-break/>Love paralyzed, I know you're never gonna need me<text:line-break/>I'm sure as the world keeps the moon in the sky<text:line-break/>She'll keep me hanging on (keep me hanging on) </text:span><text:span text:style-name="T3">x</text:span><text:span text:style-name="T14">3</text:span></text:p>
      <text:p text:style-name="P4"><text:span text:style-name="T15">em <text:s text:c="7"/>F#b13 <text:s text:c="3"/>Hsus2 <text:s text:c="3"/>E</text:span><text:line-break/>North to south, white to black<text:line-break/> <text:s text:c="9"/><text:span text:style-name="T16">em</text:span> <text:s text:c="5"/><text:span text:style-name="T15">Fb13 <text:s text:c="11"/>Hsus2 <text:s text:c="2"/>E</text:span><text:line-break/>When you love someone that don't love you back</text:p>
      <text:p text:style-name="P5"><text:span text:style-name="T4">Chorus 2 </text:span><text:span text:style-name="T5">Cause...</text:span><text:span text:style-name="T2"><text:line-break/>She'll keep me hanging on </text:span><text:span text:style-name="T4">3x mit Band, 1x ohne.</text:span></text:p>
      <text:p text:style-name="P10">Magnetised </text:p>
      <text:p text:style-name="P7"><text:span text:style-name="T9">Tom Odell</text:span><text:span text:style-name="T2"><text:line-break/><text:line-break/></text:span><text:span text:style-name="T6">Intro <text:tab/><text:tab/><text:tab/><text:tab/>|G <text:s text:c="4"/>|A <text:s text:c="4"/>|hm <text:s text:c="3"/>|f#m <text:s text:c="2"/>| </text:span><text:span text:style-name="T2">2x<text:line-break/>Verse <text:tab/><text:tab/><text:tab/><text:tab/></text:span><text:span text:style-name="T6">|G <text:s text:c="4"/>|A <text:s text:c="4"/>|hm <text:s text:c="3"/>|f#m <text:s text:c="2"/>| </text:span><text:span text:style-name="T2">2x<text:line-break/><text:tab/><text:tab/>mit Basedrum <text:tab/></text:span><text:span text:style-name="T6">|G <text:s text:c="4"/>|A <text:s text:c="4"/>|hm <text:s text:c="3"/>|f#m <text:s text:c="2"/>| <text:line-break/><text:tab/><text:tab/><text:tab/><text:tab/><text:tab/>|G <text:s text:c="4"/>|</text:span><text:span text:style-name="T2">f#m</text:span><text:span text:style-name="T6"> <text:s text:c="2"/>|</text:span><text:span text:style-name="T2">e</text:span><text:span text:style-name="T6">m <text:s text:c="3"/>| <text:s text:c="5"/>| <text:line-break/><text:line-break/></text:span><text:span text:style-name="T2">Chorus <text:s text:c="3"/><text:tab/>ohne Bass:<text:tab/><text:tab/></text:span><text:span text:style-name="T6">|G <text:s text:c="4"/>|A <text:s text:c="4"/>|hm <text:s text:c="3"/>|f#m <text:s text:c="2"/>| </text:span><text:span text:style-name="T2">2x<text:line-break/><text:tab/><text:tab/>mit Bass: <text:tab/><text:tab/></text:span><text:span text:style-name="T6">|G <text:s text:c="4"/>|A <text:s text:c="4"/>|hm <text:s text:c="3"/>|f#m <text:s text:c="2"/>| <text:line-break/><text:tab/><text:tab/><text:tab/><text:tab/><text:tab/>|</text:span><text:span text:style-name="T2">em</text:span><text:span text:style-name="T6"> <text:s text:c="3"/>|</text:span><text:span text:style-name="T2">D</text:span><text:span text:style-name="T6"> <text:s text:c="4"/>|</text:span><text:span text:style-name="T2">A</text:span><text:span text:style-name="T6"> <text:s text:c="4"/>| <text:s text:c="5"/>| </text:span><text:span text:style-name="T2">2x<text:line-break/><text:line-break/>Verse mit Bass und Drum <text:tab/></text:span><text:span text:style-name="T6">|G <text:s text:c="4"/>|A <text:s text:c="4"/>|hm <text:s text:c="3"/>|f#m <text:s text:c="2"/>| </text:span><text:span text:style-name="T2">3x<text:line-break/><text:tab/><text:tab/><text:tab/><text:tab/><text:tab/></text:span><text:span text:style-name="T6">|G <text:s text:c="4"/>|</text:span><text:span text:style-name="T2">f#m</text:span><text:span text:style-name="T6"> <text:s text:c="2"/>|</text:span><text:span text:style-name="T2">e</text:span><text:span text:style-name="T6">m <text:s text:c="3"/>| <text:s text:c="5"/>| <text:line-break/><text:line-break/></text:span><text:span text:style-name="T2">Chorus <text:s text:c="3"/><text:tab/>ohne Bass:<text:tab/><text:tab/></text:span><text:span text:style-name="T6">|G <text:s text:c="4"/>|A <text:s text:c="4"/>|hm <text:s text:c="3"/>|f#m <text:s text:c="2"/>| </text:span><text:span text:style-name="T2">2x<text:line-break/><text:tab/><text:tab/>mit Bass: <text:tab/><text:tab/></text:span><text:span text:style-name="T6">|G <text:s text:c="4"/>|A <text:s text:c="4"/>|hm <text:s text:c="3"/>|f#m <text:s text:c="2"/>| <text:line-break/><text:tab/><text:tab/><text:tab/><text:tab/><text:tab/>|</text:span><text:span text:style-name="T2">em</text:span><text:span text:style-name="T6"> <text:s text:c="3"/>|</text:span><text:span text:style-name="T2">D</text:span><text:span text:style-name="T6"> <text:s text:c="4"/>|</text:span><text:span text:style-name="T2">A</text:span><text:span text:style-name="T6"> <text:s text:c="4"/>| <text:s text:c="5"/>| </text:span><text:span text:style-name="T2">3x<text:line-break/><text:line-break/>Bridge<text:tab/><text:tab/><text:tab/><text:tab/>|em <text:s text:c="3"/>|F#</text:span><text:span text:style-name="T9">b13 </text:span><text:span text:style-name="T2">|</text:span><text:span text:style-name="T7">Hsus2</text:span><text:span text:style-name="T2"> |</text:span><text:span text:style-name="T8">E <text:s text:c="4"/>|2x<text:line-break/></text:span></text:p>
      <text:p text:style-name="P7"><text:span text:style-name="T2">Chorus <text:s text:c="3"/><text:tab/>ohne Bass/</text:span><text:span text:style-name="T8">Drum</text:span><text:span text:style-name="T2">:<text:tab/></text:span><text:span text:style-name="T6">|G <text:s text:c="4"/>|A <text:s text:c="4"/>|hm <text:s text:c="3"/>|f#m/</text:span><text:span text:style-name="T9">C#</text:span><text:span text:style-name="T6">| </text:span><text:span text:style-name="T2">2x<text:line-break/><text:tab/><text:tab/></text:span><text:span text:style-name="T9">mit Bass/Drum<text:tab/></text:span><text:span text:style-name="T6">|G <text:s text:c="4"/>|A <text:s text:c="4"/>|hm <text:s text:c="3"/>|f#m/</text:span><text:span text:style-name="T9">C#</text:span><text:span text:style-name="T6">|<text:line-break/><text:tab/><text:tab/><text:tab/><text:tab/><text:tab/>|</text:span><text:span text:style-name="T2">em</text:span><text:span text:style-name="T6"> <text:s text:c="3"/>|</text:span><text:span text:style-name="T2">D</text:span><text:span text:style-name="T6"> <text:s text:c="4"/>|</text:span><text:span text:style-name="T2">A</text:span><text:span text:style-name="T6"> <text:s text:c="4"/>| <text:s text:c="5"/>| </text:span><text:span text:style-name="T9">3</text:span><text:span text:style-name="T2">x<text:line-break/><text:tab/><text:tab/></text:span><text:span text:style-name="T9">nur Piano/Voc<text:tab/></text:span><text:span text:style-name="T6">|</text:span><text:span text:style-name="T2">em</text:span><text:span text:style-name="T6"> <text:s text:c="3"/>|</text:span><text:span text:style-name="T2">D</text:span><text:span text:style-name="T6"> <text:s text:c="4"/>|</text:span><text:span text:style-name="T2">A</text:span><text:span text:style-name="T6"> <text:s text:c="4"/>| <text:s text:c="5"/>|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Zen Hei" style:font-family-asian="'WenQuanYi Zen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8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12-22T19:28:35.994103760</meta:creation-date>
    <dc:date>2017-12-07T18:57:56.565304451</dc:date>
    <dc:creator>benutzer </dc:creator>
    <meta:editing-duration>PT25M1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12" meta:word-count="390" meta:character-count="2249" meta:non-whitespace-character-count="1442"/>
  </office:meta>
</office:document-meta>
</file>